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5d217" officeooo:paragraph-rsid="0015d217"/>
    </style:style>
    <style:style style:name="P2" style:family="paragraph" style:parent-style-name="Standard">
      <style:text-properties officeooo:rsid="002dddf8" officeooo:paragraph-rsid="002dddf8"/>
    </style:style>
    <style:style style:name="P3" style:family="paragraph" style:parent-style-name="Standard">
      <style:text-properties officeooo:rsid="002f2737" officeooo:paragraph-rsid="002f2737"/>
    </style:style>
    <style:style style:name="P4" style:family="paragraph" style:parent-style-name="Standard">
      <style:text-properties officeooo:rsid="003340ed" officeooo:paragraph-rsid="003340ed"/>
    </style:style>
    <style:style style:name="P5" style:family="paragraph" style:parent-style-name="Standard">
      <style:paragraph-properties style:writing-mode="lr-tb"/>
      <style:text-properties officeooo:rsid="00169cc6" officeooo:paragraph-rsid="00169cc6"/>
    </style:style>
    <style:style style:name="P6" style:family="paragraph" style:parent-style-name="Standard">
      <style:paragraph-properties style:writing-mode="lr-tb"/>
      <style:text-properties officeooo:rsid="00169cc6" officeooo:paragraph-rsid="003c5f09"/>
    </style:style>
    <style:style style:name="P7" style:family="paragraph" style:parent-style-name="Standard">
      <style:paragraph-properties style:writing-mode="lr-tb"/>
      <style:text-properties officeooo:rsid="0015d217" officeooo:paragraph-rsid="0015d217"/>
    </style:style>
    <style:style style:name="P8" style:family="paragraph" style:parent-style-name="Standard">
      <style:paragraph-properties style:writing-mode="lr-tb"/>
      <style:text-properties officeooo:rsid="00184994" officeooo:paragraph-rsid="00169cc6"/>
    </style:style>
    <style:style style:name="P9" style:family="paragraph" style:parent-style-name="Standard">
      <style:paragraph-properties style:writing-mode="lr-tb"/>
      <style:text-properties officeooo:rsid="0030e9ce" officeooo:paragraph-rsid="0039ad6f"/>
    </style:style>
    <style:style style:name="P10" style:family="paragraph" style:parent-style-name="Standard">
      <style:paragraph-properties style:writing-mode="lr-tb"/>
      <style:text-properties officeooo:rsid="003de5d1" officeooo:paragraph-rsid="003de5d1"/>
    </style:style>
    <style:style style:name="P11" style:family="paragraph" style:parent-style-name="Standard">
      <style:paragraph-properties style:writing-mode="lr-tb"/>
      <style:text-properties officeooo:rsid="003de5d1" officeooo:paragraph-rsid="0041763e"/>
    </style:style>
    <style:style style:name="P12" style:family="paragraph" style:parent-style-name="Standard">
      <style:paragraph-properties style:writing-mode="lr-tb"/>
      <style:text-properties officeooo:rsid="003f2e50" officeooo:paragraph-rsid="003f2e50"/>
    </style:style>
    <style:style style:name="P13" style:family="paragraph" style:parent-style-name="Standard">
      <style:paragraph-properties style:writing-mode="lr-tb"/>
      <style:text-properties officeooo:rsid="0041763e" officeooo:paragraph-rsid="0041763e"/>
    </style:style>
    <style:style style:name="P14" style:family="paragraph" style:parent-style-name="Standard">
      <style:paragraph-properties style:writing-mode="lr-tb"/>
      <style:text-properties officeooo:rsid="0042c6cd" officeooo:paragraph-rsid="0042c6cd"/>
    </style:style>
    <style:style style:name="P15" style:family="paragraph" style:parent-style-name="Standard">
      <style:paragraph-properties style:writing-mode="lr-tb"/>
      <style:text-properties officeooo:rsid="004421fc" officeooo:paragraph-rsid="004421fc"/>
    </style:style>
    <style:style style:name="P16" style:family="paragraph" style:parent-style-name="Standard">
      <style:paragraph-properties style:writing-mode="lr-tb"/>
      <style:text-properties officeooo:rsid="001c275a" officeooo:paragraph-rsid="001c275a"/>
    </style:style>
    <style:style style:name="P17" style:family="paragraph" style:parent-style-name="Standard">
      <style:paragraph-properties style:writing-mode="lr-tb"/>
      <style:text-properties officeooo:rsid="004421fc" officeooo:paragraph-rsid="005db5de"/>
    </style:style>
    <style:style style:name="P18" style:family="paragraph" style:parent-style-name="Standard">
      <style:paragraph-properties style:writing-mode="lr-tb"/>
      <style:text-properties officeooo:rsid="0015d217" officeooo:paragraph-rsid="005e41a5"/>
    </style:style>
    <style:style style:name="P19" style:family="paragraph" style:parent-style-name="Standard">
      <style:paragraph-properties style:writing-mode="lr-tb"/>
      <style:text-properties officeooo:rsid="00169cc6" officeooo:paragraph-rsid="005fd7e6"/>
    </style:style>
    <style:style style:name="P20" style:family="paragraph" style:parent-style-name="Standard">
      <style:paragraph-properties style:writing-mode="lr-tb"/>
      <style:text-properties officeooo:rsid="00169cc6" officeooo:paragraph-rsid="007258b6"/>
    </style:style>
    <style:style style:name="P21" style:family="paragraph" style:parent-style-name="Standard">
      <style:paragraph-properties style:writing-mode="lr-tb"/>
      <style:text-properties officeooo:rsid="00461004" officeooo:paragraph-rsid="0061228f"/>
    </style:style>
    <style:style style:name="P22" style:family="paragraph" style:parent-style-name="Standard">
      <style:paragraph-properties style:writing-mode="lr-tb"/>
      <style:text-properties officeooo:rsid="001c275a" officeooo:paragraph-rsid="0061228f"/>
    </style:style>
    <style:style style:name="P23" style:family="paragraph" style:parent-style-name="Standard">
      <style:paragraph-properties style:writing-mode="lr-tb"/>
      <style:text-properties officeooo:rsid="001e959d" officeooo:paragraph-rsid="0061228f"/>
    </style:style>
    <style:style style:name="P24" style:family="paragraph" style:parent-style-name="Standard">
      <style:paragraph-properties style:writing-mode="lr-tb"/>
      <style:text-properties officeooo:rsid="00257a0b" officeooo:paragraph-rsid="0062dc82"/>
    </style:style>
    <style:style style:name="P25" style:family="paragraph" style:parent-style-name="Standard">
      <style:paragraph-properties style:writing-mode="lr-tb"/>
      <style:text-properties officeooo:rsid="00257a0b" officeooo:paragraph-rsid="0064a1b4"/>
    </style:style>
    <style:style style:name="P26" style:family="paragraph" style:parent-style-name="Standard">
      <style:paragraph-properties style:writing-mode="lr-tb"/>
      <style:text-properties officeooo:rsid="00257a0b" officeooo:paragraph-rsid="0065649a"/>
    </style:style>
    <style:style style:name="P27" style:family="paragraph" style:parent-style-name="Standard">
      <style:paragraph-properties style:writing-mode="lr-tb"/>
      <style:text-properties officeooo:rsid="00280551" officeooo:paragraph-rsid="0065649a"/>
    </style:style>
    <style:style style:name="P28" style:family="paragraph" style:parent-style-name="Standard">
      <style:paragraph-properties style:writing-mode="lr-tb"/>
      <style:text-properties officeooo:rsid="00280551" officeooo:paragraph-rsid="00673d1b"/>
    </style:style>
    <style:style style:name="P29" style:family="paragraph" style:parent-style-name="Standard">
      <style:paragraph-properties style:writing-mode="lr-tb"/>
      <style:text-properties officeooo:rsid="00280551" officeooo:paragraph-rsid="00376399"/>
    </style:style>
    <style:style style:name="P30" style:family="paragraph" style:parent-style-name="Standard">
      <style:paragraph-properties style:writing-mode="lr-tb"/>
      <style:text-properties officeooo:rsid="00280551" officeooo:paragraph-rsid="006888d2"/>
    </style:style>
    <style:style style:name="P31" style:family="paragraph" style:parent-style-name="Standard">
      <style:paragraph-properties style:writing-mode="lr-tb"/>
      <style:text-properties officeooo:rsid="0029a8de" officeooo:paragraph-rsid="006888d2"/>
    </style:style>
    <style:style style:name="P32" style:family="paragraph" style:parent-style-name="Standard">
      <style:paragraph-properties style:writing-mode="lr-tb"/>
      <style:text-properties officeooo:rsid="003b95ba" officeooo:paragraph-rsid="0069ce9e"/>
    </style:style>
    <style:style style:name="P33" style:family="paragraph" style:parent-style-name="Standard">
      <style:paragraph-properties style:writing-mode="lr-tb"/>
      <style:text-properties officeooo:rsid="003c5f09" officeooo:paragraph-rsid="006b43e0"/>
    </style:style>
    <style:style style:name="P34" style:family="paragraph" style:parent-style-name="Standard">
      <style:paragraph-properties style:writing-mode="lr-tb"/>
      <style:text-properties officeooo:rsid="003c5f09" officeooo:paragraph-rsid="006c3bf9"/>
    </style:style>
    <style:style style:name="P35" style:family="paragraph" style:parent-style-name="Standard">
      <style:paragraph-properties style:writing-mode="lr-tb"/>
      <style:text-properties officeooo:rsid="003de5d1" officeooo:paragraph-rsid="006c3bf9"/>
    </style:style>
    <style:style style:name="P36" style:family="paragraph" style:parent-style-name="Standard">
      <style:paragraph-properties style:writing-mode="lr-tb"/>
      <style:text-properties officeooo:rsid="003de5d1" officeooo:paragraph-rsid="006d53d9"/>
    </style:style>
    <style:style style:name="P37" style:family="paragraph" style:parent-style-name="Standard">
      <style:paragraph-properties style:writing-mode="lr-tb"/>
      <style:text-properties officeooo:rsid="003f2e50" officeooo:paragraph-rsid="006e4176"/>
    </style:style>
    <style:style style:name="P38" style:family="paragraph" style:parent-style-name="Standard">
      <style:paragraph-properties style:writing-mode="lr-tb"/>
      <style:text-properties officeooo:rsid="0040afb1" officeooo:paragraph-rsid="006f90a4"/>
    </style:style>
    <style:style style:name="P39" style:family="paragraph" style:parent-style-name="Standard">
      <style:paragraph-properties style:writing-mode="lr-tb"/>
      <style:text-properties officeooo:rsid="0042c6cd" officeooo:paragraph-rsid="00755185"/>
    </style:style>
    <style:style style:name="P40" style:family="paragraph" style:parent-style-name="Standard">
      <style:paragraph-properties style:writing-mode="lr-tb"/>
      <style:text-properties officeooo:rsid="0042c6cd" officeooo:paragraph-rsid="00772136"/>
    </style:style>
    <style:style style:name="P41" style:family="paragraph" style:parent-style-name="Standard">
      <style:paragraph-properties style:writing-mode="lr-tb"/>
      <style:text-properties officeooo:rsid="0042c6cd" officeooo:paragraph-rsid="0078177d"/>
    </style:style>
    <style:style style:name="P42" style:family="paragraph" style:parent-style-name="Standard">
      <style:paragraph-properties style:writing-mode="lr-tb"/>
      <style:text-properties officeooo:rsid="0042c6cd" officeooo:paragraph-rsid="0078ab38"/>
    </style:style>
    <style:style style:name="P43" style:family="paragraph" style:parent-style-name="Standard">
      <style:paragraph-properties style:writing-mode="lr-tb"/>
      <style:text-properties officeooo:rsid="0042c6cd" officeooo:paragraph-rsid="007a9600"/>
    </style:style>
    <style:style style:name="P44" style:family="paragraph" style:parent-style-name="Standard">
      <style:paragraph-properties style:writing-mode="lr-tb"/>
      <style:text-properties officeooo:rsid="0042c6cd" officeooo:paragraph-rsid="00561643"/>
    </style:style>
    <style:style style:name="P45" style:family="paragraph" style:parent-style-name="Standard">
      <style:paragraph-properties style:writing-mode="lr-tb"/>
      <style:text-properties officeooo:rsid="0042c6cd" officeooo:paragraph-rsid="007c2b11"/>
    </style:style>
    <style:style style:name="P46" style:family="paragraph" style:parent-style-name="Standard">
      <style:paragraph-properties style:writing-mode="lr-tb"/>
      <style:text-properties officeooo:rsid="007e08eb" officeooo:paragraph-rsid="007e08eb"/>
    </style:style>
    <style:style style:name="P47" style:family="paragraph" style:parent-style-name="Standard">
      <style:text-properties officeooo:rsid="00280551" officeooo:paragraph-rsid="00673d1b"/>
    </style:style>
    <style:style style:name="T1" style:family="text">
      <style:text-properties officeooo:rsid="0027628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561643"/>
    </style:style>
    <style:style style:name="T4" style:family="text">
      <style:text-properties officeooo:rsid="00564f3f"/>
    </style:style>
    <style:style style:name="T5" style:family="text">
      <style:text-properties officeooo:rsid="0058149e"/>
    </style:style>
    <style:style style:name="T6" style:family="text">
      <style:text-properties officeooo:rsid="0061228f"/>
    </style:style>
    <style:style style:name="T7" style:family="text">
      <style:text-properties officeooo:rsid="0062dc82"/>
    </style:style>
    <style:style style:name="T8" style:family="text">
      <style:text-properties officeooo:rsid="0065649a"/>
    </style:style>
    <style:style style:name="T9" style:family="text">
      <style:text-properties officeooo:rsid="00673d1b"/>
    </style:style>
    <style:style style:name="T10" style:family="text">
      <style:text-properties officeooo:rsid="006f90a4"/>
    </style:style>
    <style:style style:name="T11" style:family="text">
      <style:text-properties officeooo:rsid="007258b6"/>
    </style:style>
    <style:style style:name="T12" style:family="text">
      <style:text-properties officeooo:rsid="00755185"/>
    </style:style>
    <style:style style:name="T13" style:family="text">
      <style:text-properties officeooo:rsid="00772136"/>
    </style:style>
    <style:style style:name="T14" style:family="text">
      <style:text-properties officeooo:rsid="007b2c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RODUÇÃO</text:p>
      <text:p text:style-name="P1"/>
      <text:p text:style-name="P18">objetivo</text:p>
      <text:p text:style-name="P18"><text:tab/>estudo</text:p>
      <text:p text:style-name="P18"><text:tab/><text:tab/>gerar </text:p>
      <text:p text:style-name="P18"><text:tab/><text:tab/><text:tab/>modelo preditivo </text:p>
      <text:p text:style-name="P18"><text:tab/><text:tab/><text:tab/><text:tab/>indicador de desempenho médio</text:p>
      <text:p text:style-name="P18"><text:tab/><text:tab/><text:tab/><text:tab/><text:tab/>ciências da natureza e suas tecnologias</text:p>
      <text:p text:style-name="P18"><text:tab/><text:tab/><text:tab/><text:tab/><text:tab/><text:tab/>alunos </text:p>
      <text:p text:style-name="P18"><text:tab/><text:tab/><text:tab/><text:tab/><text:tab/><text:tab/><text:tab/>escolas </text:p>
      <text:p text:style-name="P18"><text:tab/><text:tab/><text:tab/><text:tab/><text:tab/><text:tab/><text:tab/><text:tab/>ensino médio </text:p>
      <text:p text:style-name="P18"><text:tab/><text:tab/><text:tab/><text:tab/><text:tab/><text:tab/><text:tab/><text:tab/><text:tab/>dados </text:p>
      <text:p text:style-name="P18"><text:tab/><text:tab/><text:tab/><text:tab/><text:tab/><text:tab/><text:tab/><text:tab/><text:tab/><text:tab/>referentes </text:p>
      <text:p text:style-name="P18"><text:tab/><text:tab/><text:tab/><text:tab/><text:tab/><text:tab/><text:tab/><text:tab/><text:tab/><text:tab/><text:tab/>ENEM </text:p>
      <text:p text:style-name="P18"><text:tab/><text:tab/><text:tab/><text:tab/><text:tab/><text:tab/><text:tab/><text:tab/><text:tab/><text:tab/><text:tab/><text:tab/>2015.</text:p>
      <text:p text:style-name="P7"/>
      <text:p text:style-name="P19">proposta</text:p>
      <text:p text:style-name="P19"><text:tab/>justifica-se </text:p>
      <text:p text:style-name="P19"><text:tab/><text:tab/>cenário alarmante </text:p>
      <text:p text:style-name="P19"><text:tab/><text:tab/><text:tab/>baixo desempenho </text:p>
      <text:p text:style-name="P19"><text:tab/><text:tab/><text:tab/><text:tab/>alunos </text:p>
      <text:p text:style-name="P19"><text:tab/><text:tab/><text:tab/><text:tab/><text:tab/>ensino básico </text:p>
      <text:p text:style-name="P19"><text:tab/><text:tab/><text:tab/><text:tab/><text:tab/><text:tab/>Brasil</text:p>
      <text:p text:style-name="P19"><text:tab/><text:tab/><text:tab/><text:tab/><text:tab/><text:tab/><text:tab/>dados </text:p>
      <text:p text:style-name="P19"><text:tab/><text:tab/><text:tab/><text:tab/><text:tab/><text:tab/><text:tab/><text:tab/>PISA</text:p>
      <text:p text:style-name="P19"><text:tab/><text:tab/><text:tab/><text:tab/><text:tab/><text:tab/><text:tab/><text:tab/><text:tab/>2015 </text:p>
      <text:p text:style-name="P19"/>
      <text:p text:style-name="P19"/>
      <text:p text:style-name="P21">total</text:p>
      <text:p text:style-name="P21"><text:tab/>70 países</text:p>
      <text:p text:style-name="P21"><text:tab/><text:tab/> avaliados</text:p>
      <text:p text:style-name="P21"><text:tab/><text:tab/><text:tab/>Brasil </text:p>
      <text:p text:style-name="P21"><text:tab/><text:tab/><text:tab/><text:tab/>últimos colocado.</text:p>
      <text:p text:style-name="P21"/>
      <text:p text:style-name="P22">Relatório</text:p>
      <text:p text:style-name="P22"><text:tab/>indica</text:p>
      <text:p text:style-name="P22"><text:tab/><text:tab/>ciências</text:p>
      <text:p text:style-name="P22"><text:tab/><text:tab/><text:tab/>valor médio</text:p>
      <text:p text:style-name="P22"><text:tab/><text:tab/><text:tab/><text:tab/>desempenho</text:p>
      <text:p text:style-name="P22"><text:tab/><text:tab/><text:tab/><text:tab/><text:tab/>estudantes brasileiros</text:p>
      <text:p text:style-name="P22"><text:tab/><text:tab/><text:tab/><text:tab/><text:tab/><text:tab/><text:span text:style-name="T6">manteve-se</text:span> estável</text:p>
      <text:p text:style-name="P22"/>
      <text:p text:style-name="P23">Estudos</text:p>
      <text:p text:style-name="P23"><text:tab/>Censo Escolar da Educação Básica</text:p>
      <text:p text:style-name="P23"><text:tab/><text:tab/>2016 </text:p>
      <text:p text:style-name="P23"><text:tab/><text:tab/><text:tab/>realizado</text:p>
      <text:p text:style-name="P23"><text:tab/><text:tab/><text:tab/><text:tab/>INEP</text:p>
      <text:p text:style-name="P23"><text:tab/><text:tab/><text:tab/><text:tab/><text:tab/>reflexões</text:p>
      <text:p text:style-name="P23"><text:tab/><text:tab/><text:tab/><text:tab/><text:tab/><text:tab/>infraestrutura</text:p>
      <text:p text:style-name="P23"><text:tab/><text:tab/><text:tab/><text:tab/><text:tab/><text:tab/><text:tab/>instituições</text:p>
      <text:p text:style-name="P23"><text:tab/><text:tab/><text:tab/><text:tab/><text:tab/><text:tab/><text:tab/><text:tab/>ensino básico</text:p>
      <text:p text:style-name="P23"><text:tab/><text:tab/><text:tab/><text:tab/><text:tab/><text:tab/><text:tab/><text:tab/><text:tab/>território nacional</text:p>
      <text:p text:style-name="P23"><text:soft-page-break/><text:tab/><text:tab/><text:tab/><text:tab/><text:tab/><text:tab/><text:tab/><text:tab/><text:tab/><text:tab/>em relação</text:p>
      <text:p text:style-name="P23"><text:tab/><text:tab/><text:tab/><text:tab/><text:tab/><text:tab/><text:tab/><text:tab/><text:tab/><text:tab/><text:tab/>baixos índices</text:p>
      <text:p text:style-name="P23"><text:tab/><text:tab/><text:tab/><text:tab/><text:tab/><text:tab/><text:tab/><text:tab/><text:tab/><text:tab/><text:tab/><text:tab/>apresentados</text:p>
      <text:p text:style-name="P23"><text:tab/><text:tab/><text:tab/><text:tab/><text:tab/><text:tab/><text:tab/><text:tab/><text:tab/><text:tab/><text:tab/><text:tab/><text:tab/>PISA</text:p>
      <text:p text:style-name="P23"><text:tab/><text:tab/><text:tab/><text:tab/><text:tab/><text:tab/><text:tab/><text:tab/><text:tab/><text:tab/><text:tab/><text:tab/><text:tab/><text:tab/>2015.</text:p>
      <text:p text:style-name="P16"/>
      <text:p text:style-name="P4">MINERAÇÃO DE DADOS EDUCACIONAIS</text:p>
      <text:p text:style-name="P3"/>
      <text:p text:style-name="P24">MDE</text:p>
      <text:p text:style-name="P24"><text:tab/>consiste </text:p>
      <text:p text:style-name="P24"><text:tab/><text:tab/>Mineração de Dados </text:p>
      <text:p text:style-name="P24"><text:tab/><text:tab/><text:tab/>aplicada </text:p>
      <text:p text:style-name="P24"><text:tab/><text:tab/><text:tab/><text:tab/><text:span text:style-name="T7">educação</text:span>.</text:p>
      <text:p text:style-name="P24"/>
      <text:p text:style-name="P25">MD</text:p>
      <text:p text:style-name="P25"><text:tab/>é</text:p>
      <text:p text:style-name="P25"><text:tab/><text:tab/>etapa principal</text:p>
      <text:p text:style-name="P25"><text:tab/><text:tab/><text:tab/>processo</text:p>
      <text:p text:style-name="P25"><text:tab/><text:tab/><text:tab/><text:tab/>Descoberta de Conhecimento em Bases de Dados.</text:p>
      <text:p text:style-name="P25"/>
      <text:p text:style-name="P26">DCDB</text:p>
      <text:p text:style-name="P26"><text:tab/><text:span text:style-name="T8">pode ser</text:span></text:p>
      <text:p text:style-name="P26"><text:span text:style-name="T8"><text:tab/><text:tab/>separado</text:span></text:p>
      <text:p text:style-name="P26"><text:span text:style-name="T1"><text:tab/><text:tab/><text:tab/>q</text:span>uatro etapas</text:p>
      <text:p text:style-name="P26"><text:tab/><text:tab/><text:tab/><text:tab/>base de dados</text:p>
      <text:p text:style-name="P26"><text:tab/><text:tab/><text:tab/><text:tab/>pré-processamento</text:p>
      <text:p text:style-name="P26"><text:tab/><text:tab/><text:tab/><text:tab/>MD</text:p>
      <text:p text:style-name="P26"><text:tab/><text:tab/><text:tab/><text:tab/>pós-processamento.</text:p>
      <text:p text:style-name="P26"/>
      <text:p text:style-name="P27">DCDB</text:p>
      <text:p text:style-name="P27"><text:tab/>podem ser</text:p>
      <text:p text:style-name="P27"><text:tab/><text:tab/>utilizadas</text:p>
      <text:p text:style-name="P27"><text:tab/><text:tab/><text:tab/> uma ou mais <text:span text:style-name="T2">bases de dados</text:span></text:p>
      <text:p text:style-name="P27"><text:span text:style-name="T2"><text:tab/><text:tab/><text:tab/><text:tab/></text:span>disponibilizadas</text:p>
      <text:p text:style-name="P27"><text:tab/><text:tab/><text:tab/><text:tab/><text:tab/>estruturada</text:p>
      <text:p text:style-name="P27"><text:tab/><text:tab/><text:tab/><text:tab/><text:tab/>não estruturada.</text:p>
      <text:p text:style-name="P27"/>
      <text:p text:style-name="P47"><text:span text:style-name="T9">I</text:span>ntegração</text:p>
      <text:p text:style-name="P47"><text:tab/>ocorre </text:p>
      <text:p text:style-name="P47"><text:tab/><text:tab/>etapa</text:p>
      <text:p text:style-name="P47"><text:tab/><text:tab/><text:tab/><text:span text:style-name="T2">pré-processamento</text:span></text:p>
      <text:p text:style-name="P47"><text:span text:style-name="T2"><text:tab/><text:tab/><text:tab/><text:tab/></text:span>bem como</text:p>
      <text:p text:style-name="P47"><text:tab/><text:tab/><text:tab/><text:tab/><text:tab/>correção de valores</text:p>
      <text:p text:style-name="P47"><text:tab/><text:tab/><text:tab/><text:tab/><text:tab/><text:tab/>ausentes</text:p>
      <text:p text:style-name="P47"><text:tab/><text:tab/><text:tab/><text:tab/><text:tab/><text:tab/>ruidosos</text:p>
      <text:p text:style-name="P47"><text:tab/><text:tab/><text:tab/><text:tab/><text:tab/><text:tab/>inconsistentes</text:p>
      <text:p text:style-name="P47"><text:tab/><text:tab/><text:tab/><text:tab/><text:tab/><text:tab/>redundantes.</text:p>
      <text:p text:style-name="P47"/>
      <text:p text:style-name="P28">Etapa</text:p>
      <text:p text:style-name="P28"><text:span text:style-name="T2"><text:tab/>MD</text:span></text:p>
      <text:p text:style-name="P28"><text:span text:style-name="T2"><text:tab/><text:tab/></text:span>é extraído</text:p>
      <text:p text:style-name="P28"><text:tab/><text:tab/><text:tab/>conhecimento</text:p>
      <text:p text:style-name="P28"><text:soft-page-break/><text:tab/><text:tab/><text:tab/><text:tab/>execução</text:p>
      <text:p text:style-name="P28"><text:tab/><text:tab/><text:tab/><text:tab/><text:tab/>algoritmo</text:p>
      <text:p text:style-name="P28"><text:tab/><text:tab/><text:tab/><text:tab/><text:tab/><text:tab/>tarefa utilizada.</text:p>
      <text:p text:style-name="P28"/>
      <text:p text:style-name="P28">Tarefas</text:p>
      <text:p text:style-name="P28"><text:tab/>modelo preditivo</text:p>
      <text:p text:style-name="P28"><text:tab/>análise de agrupamento</text:p>
      <text:p text:style-name="P28"><text:tab/>regras de associação.</text:p>
      <text:p text:style-name="P29"/>
      <text:p text:style-name="P30">análise dos resultados</text:p>
      <text:p text:style-name="P30"><text:tab/>é realizada</text:p>
      <text:p text:style-name="P30"><text:tab/><text:tab/>quarta etapa</text:p>
      <text:p text:style-name="P30"><text:span text:style-name="T2"><text:tab/><text:tab/><text:tab/>pós-processamento</text:span>.</text:p>
      <text:p text:style-name="P30"/>
      <text:p text:style-name="P31">variados estudos</text:p>
      <text:p text:style-name="P31"><text:tab/>são encontrados </text:p>
      <text:p text:style-name="P31"><text:tab/><text:tab/>literatura acadêmica</text:p>
      <text:p text:style-name="P31"><text:tab/><text:tab/><text:tab/>utilizando técnicas</text:p>
      <text:p text:style-name="P31"><text:tab/><text:tab/><text:tab/><text:tab/>MD</text:p>
      <text:p text:style-name="P31"><text:tab/><text:tab/><text:tab/><text:tab/><text:tab/>contexto educacional.</text:p>
      <text:p text:style-name="P5"/>
      <text:p text:style-name="P9">TRABALHOS RELACIONADOS</text:p>
      <text:p text:style-name="P5"/>
      <text:p text:style-name="P32">Martinhago (2005)</text:p>
      <text:p text:style-name="P32"><text:tab/>investiga</text:p>
      <text:p text:style-name="P32"><text:tab/><text:tab/>base de dados</text:p>
      <text:p text:style-name="P32"><text:tab/><text:tab/><text:tab/>sobre</text:p>
      <text:p text:style-name="P32"><text:tab/><text:tab/><text:tab/><text:tab/>vestibulandos</text:p>
      <text:p text:style-name="P32"><text:tab/><text:tab/><text:tab/><text:tab/><text:tab/>UFPR </text:p>
      <text:p text:style-name="P32"><text:tab/><text:tab/><text:tab/><text:tab/><text:tab/><text:tab/>2003.</text:p>
      <text:p text:style-name="P32"/>
      <text:p text:style-name="P32">utiliza</text:p>
      <text:p text:style-name="P32"><text:tab/>software WEKA</text:p>
      <text:p text:style-name="P32"><text:tab/>técnica</text:p>
      <text:p text:style-name="P32"><text:tab/><text:tab/>mineração</text:p>
      <text:p text:style-name="P32"><text:tab/><text:tab/><text:tab/>tipo árvore de decisão</text:p>
      <text:p text:style-name="P32"><text:tab/><text:tab/><text:tab/>algoritmos de classificação</text:p>
      <text:p text:style-name="P32"><text:tab/><text:tab/><text:tab/><text:tab/>J48</text:p>
      <text:p text:style-name="P32"><text:tab/><text:tab/><text:tab/><text:tab/>J48.PART</text:p>
      <text:p text:style-name="P32"><text:tab/><text:tab/><text:tab/><text:tab/><text:tab/>traçar</text:p>
      <text:p text:style-name="P32"><text:tab/><text:tab/><text:tab/><text:tab/><text:tab/><text:tab/>perfil do vestibulando</text:p>
      <text:p text:style-name="P32"><text:tab/><text:tab/><text:tab/><text:tab/><text:tab/><text:tab/><text:tab/>Universidade Federal do Paraná</text:p>
      <text:p text:style-name="P32"><text:tab/><text:tab/><text:tab/><text:tab/><text:tab/><text:tab/><text:tab/><text:tab/>Curitiba.</text:p>
      <text:p text:style-name="P5"/>
      <text:p text:style-name="P33">Furtado (2014)</text:p>
      <text:p text:style-name="P33"><text:tab/>agrupamento</text:p>
      <text:p text:style-name="P33"><text:tab/><text:tab/>municípios</text:p>
      <text:p text:style-name="P33"><text:tab/><text:tab/><text:tab/>estado</text:p>
      <text:p text:style-name="P33"><text:tab/><text:tab/><text:tab/><text:tab/>Rio de Janeiro</text:p>
      <text:p text:style-name="P33"><text:tab/><text:tab/><text:tab/><text:tab/><text:tab/>notas de matemática</text:p>
      <text:p text:style-name="P33"><text:tab/><text:tab/><text:tab/><text:tab/><text:tab/><text:tab/>ENEM</text:p>
      <text:p text:style-name="P33"><text:tab/><text:tab/><text:tab/><text:tab/><text:tab/><text:tab/><text:tab/>2011</text:p>
      <text:p text:style-name="P33"><text:soft-page-break/><text:tab/><text:tab/><text:tab/><text:tab/><text:tab/><text:tab/><text:tab/><text:tab/>utilizando</text:p>
      <text:p text:style-name="P33"><text:tab/><text:tab/><text:tab/><text:tab/><text:tab/><text:tab/><text:tab/><text:tab/><text:tab/>algoritmo</text:p>
      <text:p text:style-name="P33"><text:tab/><text:tab/><text:tab/><text:tab/><text:tab/><text:tab/><text:tab/><text:tab/><text:tab/><text:tab/>agrupamento espacial</text:p>
      <text:p text:style-name="P33"><text:tab/><text:tab/><text:tab/><text:tab/><text:tab/><text:tab/><text:tab/><text:tab/><text:tab/><text:tab/><text:tab/>SKATER</text:p>
      <text:p text:style-name="P33"><text:tab/><text:tab/><text:tab/><text:tab/><text:tab/><text:tab/><text:tab/><text:tab/><text:tab/><text:tab/><text:tab/><text:tab/>técnica de mineração</text:p>
      <text:p text:style-name="P33"><text:tab/><text:tab/><text:tab/><text:tab/><text:tab/><text:tab/><text:tab/><text:tab/><text:tab/><text:tab/><text:tab/><text:tab/><text:tab/>árvore geradora mínima.</text:p>
      <text:p text:style-name="P6"/>
      <text:p text:style-name="P33">Silva, Morino e Sato (2014)</text:p>
      <text:p text:style-name="P33"><text:tab/>dados dos questionários socioeconômicos</text:p>
      <text:p text:style-name="P33"><text:tab/><text:tab/>alunos</text:p>
      <text:p text:style-name="P33"><text:tab/><text:tab/><text:tab/>ENEM 2010</text:p>
      <text:p text:style-name="P34"><text:tab/><text:tab/><text:tab/><text:tab/>técnica de mineração</text:p>
      <text:p text:style-name="P34"><text:tab/><text:tab/><text:tab/><text:tab/><text:tab/>baseada em regras de associação</text:p>
      <text:p text:style-name="P34"><text:tab/><text:tab/><text:tab/><text:tab/><text:tab/><text:tab/>diferentes parametrizações</text:p>
      <text:p text:style-name="P34"><text:tab/><text:tab/><text:tab/><text:tab/><text:tab/><text:tab/><text:tab/>algoritmo A Priori.</text:p>
      <text:p text:style-name="P6"/>
      <text:p text:style-name="P35">Braga e Drummond (2017)</text:p>
      <text:p text:style-name="P36"><text:tab/>investigam</text:p>
      <text:p text:style-name="P36"><text:tab/><text:tab/>utilização da linguagem R</text:p>
      <text:p text:style-name="P36"><text:tab/><text:tab/><text:tab/>ferramenta</text:p>
      <text:p text:style-name="P36"><text:tab/><text:tab/><text:tab/><text:tab/>mineração de dados abertos governamentais.</text:p>
      <text:p text:style-name="P36"/>
      <text:p text:style-name="P36">estudo de caso</text:p>
      <text:p text:style-name="P36"><text:tab/>dados</text:p>
      <text:p text:style-name="P36"><text:tab/><text:tab/>ENEM</text:p>
      <text:p text:style-name="P36"><text:tab/><text:tab/><text:tab/>2013.</text:p>
      <text:p text:style-name="P36"/>
      <text:p text:style-name="P36">utilizam</text:p>
      <text:p text:style-name="P36"><text:tab/>técnicas de mineração</text:p>
      <text:p text:style-name="P36"><text:tab/><text:tab/>por agrupamento</text:p>
      <text:p text:style-name="P36"><text:tab/><text:tab/><text:tab/>extração de regras</text:p>
      <text:p text:style-name="P36"><text:tab/><text:tab/><text:tab/><text:tab/>através de árvore de decisão</text:p>
      <text:p text:style-name="P36"><text:tab/><text:tab/><text:tab/><text:tab/>mineração de texto.</text:p>
      <text:p text:style-name="P12"/>
      <text:p text:style-name="P37">Stearns et al. (2017)</text:p>
      <text:p text:style-name="P37"><text:tab/>dados socioeconômicos do ENEM</text:p>
      <text:p text:style-name="P37"><text:tab/><text:tab/>comparar</text:p>
      <text:p text:style-name="P37"><text:tab/><text:tab/><text:tab/>capacidade de generalização</text:p>
      <text:p text:style-name="P37"><text:tab/><text:tab/><text:tab/><text:tab/>dois métodos de agrupamento por árvore de decisão</text:p>
      <text:p text:style-name="P37"><text:tab/><text:tab/><text:tab/><text:tab/><text:tab/>nota dos estudantes no exame.</text:p>
      <text:p text:style-name="P37"/>
      <text:p text:style-name="P37">modelos utilizados</text:p>
      <text:p text:style-name="P37"><text:tab/>métodos de regressão</text:p>
      <text:p text:style-name="P37"><text:tab/><text:tab/>baseados em boosting</text:p>
      <text:p text:style-name="P37"><text:tab/><text:tab/><text:tab/>árvore de decisão</text:p>
      <text:p text:style-name="P37"><text:tab/><text:tab/><text:tab/><text:tab/>AdaBoost</text:p>
      <text:p text:style-name="P37"><text:tab/><text:tab/><text:tab/><text:tab/>Gradient Boosting.</text:p>
      <text:p text:style-name="P12"/>
      <text:p text:style-name="P38">Relacionar</text:p>
      <text:p text:style-name="P38"><text:tab/>fatores socioeconômicos</text:p>
      <text:p text:style-name="P38"><text:tab/><text:tab/>escolas do ensino médio de todo o território nacional</text:p>
      <text:p text:style-name="P38"><text:tab/>indicador desempenho médio</text:p>
      <text:p text:style-name="P38"><text:soft-page-break/><text:tab/><text:tab/>ciências da natureza e suas tecnologias</text:p>
      <text:p text:style-name="P38"/>
      <text:p text:style-name="P38">construído</text:p>
      <text:p text:style-name="P38"><text:tab/>modelo preditivo</text:p>
      <text:p text:style-name="P38"><text:tab/><text:tab/>técnica de mineração</text:p>
      <text:p text:style-name="P38"><text:tab/><text:tab/><text:tab/>árvore de decisão</text:p>
      <text:p text:style-name="P38"><text:tab/><text:tab/><text:tab/><text:tab/>algoritmo j48</text:p>
      <text:p text:style-name="P38"><text:tab/><text:tab/><text:tab/><text:tab/><text:tab/><text:span text:style-name="T10">s</text:span>oftware WEKA.</text:p>
      <text:p text:style-name="P10"/>
      <text:p text:style-name="P13">MATERIAIS E MÉTODOS</text:p>
      <text:p text:style-name="P11"/>
      <text:p text:style-name="P20"><text:span text:style-name="T11">t</text:span>écnica de mineração de dados</text:p>
      <text:p text:style-name="P20"><text:tab/>árvore de decisão</text:p>
      <text:p text:style-name="P20"><text:tab/><text:tab/><text:span text:style-name="T12">algoritmo </text:span>j48</text:p>
      <text:p text:style-name="P20"><text:tab/><text:tab/><text:tab/>software WEKA.</text:p>
      <text:p text:style-name="P5"/>
      <text:p text:style-name="P39">Dados</text:p>
      <text:p text:style-name="P39"><text:tab/>INEP</text:p>
      <text:p text:style-name="P39"><text:tab/><text:tab/><text:span text:style-name="T12">v</text:span>alores médios de proficiência</text:p>
      <text:p text:style-name="P39"><text:tab/><text:tab/><text:tab/>alunos</text:p>
      <text:p text:style-name="P39"><text:tab/><text:tab/><text:tab/><text:tab/>agrupados</text:p>
      <text:p text:style-name="P39"><text:tab/><text:tab/><text:tab/><text:tab/><text:tab/>escolas.</text:p>
      <text:p text:style-name="P39"/>
      <text:p text:style-name="P40">Escolas</text:p>
      <text:p text:style-name="P40"><text:tab/>pelo menos 10 dez alunos</text:p>
      <text:p text:style-name="P40"><text:tab/><text:tab/>fase de conclusão do ensino médio regular</text:p>
      <text:p text:style-name="P40"><text:tab/><text:tab/>participaram do ENEM de 2015</text:p>
      <text:p text:style-name="P40"><text:tab/>possuíam</text:p>
      <text:p text:style-name="P41"><text:span text:style-name="T13"><text:tab/><text:tab/>+ </text:span>50% alunos</text:p>
      <text:p text:style-name="P41"><text:tab/><text:tab/><text:tab/> participantes do exame.</text:p>
      <text:p text:style-name="P40"/>
      <text:p text:style-name="P42">delimitação do estudo</text:p>
      <text:p text:style-name="P42"><text:tab/>utilização dos resultados</text:p>
      <text:p text:style-name="P42"><text:tab/><text:tab/>área de ciências da natureza e suas tecnologias.</text:p>
      <text:p text:style-name="P42"/>
      <text:p text:style-name="P42">Escolha</text:p>
      <text:p text:style-name="P42"><text:tab/>motivada</text:p>
      <text:p text:style-name="P42"><text:tab/><text:tab/>baixos índices</text:p>
      <text:p text:style-name="P42"><text:tab/><text:tab/><text:tab/>presença de laboratórios de ciências nas escolas</text:p>
      <text:p text:style-name="P42"><text:tab/><text:tab/><text:tab/><text:tab/>Censo Escolar da Educação Básica de 2016.</text:p>
      <text:p text:style-name="P14"/>
      <text:p text:style-name="P43"><text:s/>software utilizado</text:p>
      <text:p text:style-name="P43"><text:tab/>WEKA</text:p>
      <text:p text:style-name="P43"><text:tab/><text:tab/>versão 3.8.1.</text:p>
      <text:p text:style-name="P43"/>
      <text:p text:style-name="P43">WEKA</text:p>
      <text:p text:style-name="P43"><text:tab/>software livre</text:p>
      <text:p text:style-name="P43"><text:tab/><text:tab/>iniciado em 1992</text:p>
      <text:p text:style-name="P43"><text:tab/><text:tab/><text:tab/>objetivo</text:p>
      <text:p text:style-name="P43"><text:tab/><text:tab/><text:tab/><text:tab/>prover uma coleção compreensível de algoritmos de aprendizado de máquina</text:p>
      <text:p text:style-name="P43"><text:tab/><text:tab/><text:tab/><text:tab/>ferramentas de processamento de dados para pesquisadores e praticantes.</text:p>
      <text:p text:style-name="P43"><text:tab/><text:tab/><text:tab/>Implementação <text:span text:style-name="T14">em </text:span>Java.</text:p>
      <text:p text:style-name="P44"><text:soft-page-break/></text:p>
      <text:p text:style-name="P45">Análise</text:p>
      <text:p text:style-name="P45"><text:tab/>dados do ENEM por escola</text:p>
      <text:p text:style-name="P45"><text:tab/><text:tab/>técnica de mineração</text:p>
      <text:p text:style-name="P45"><text:tab/><text:tab/><text:tab/>árvore de decisões</text:p>
      <text:p text:style-name="P45"><text:tab/><text:tab/><text:tab/><text:tab/>algoritmo j48. <text:tab/></text:p>
      <text:p text:style-name="P44"/>
      <text:p text:style-name="P45"><text:span text:style-name="T3">Á</text:span>rvore de decisão</text:p>
      <text:p text:style-name="P45"><text:tab/>é um sistema de suporte a decisão</text:p>
      <text:p text:style-name="P45"><text:tab/><text:tab/>baseado em grafos de decisão em formato de árvore.</text:p>
      <text:p text:style-name="P45"/>
      <text:p text:style-name="P46">### PAREI AQUI</text:p>
      <text:p text:style-name="P45"/>
      <text:p text:style-name="P45">Utilizado</text:p>
      <text:p text:style-name="P45"><text:tab/>aprender</text:p>
      <text:p text:style-name="P45"><text:tab/><text:tab/>funções de classificação</text:p>
      <text:p text:style-name="P45"><text:tab/><text:tab/><text:tab/>que indicam o valor de uma variável dependente através de dados de variáveis independentes fornecidos.</text:p>
      <text:p text:style-name="P46"/>
      <text:p text:style-name="P14">Para os autores, árvores de decisão consistem nas abordagens mais poderosas em mineração de dados e descoberta de conhecimento.</text:p>
      <text:p text:style-name="P14">Tais ferramentas, dessa forma, são altamente efetivas em muitas áreas, como a mineração de texto, extração de informação, aprendizado de máquina e reconhecimento de padrões.</text:p>
      <text:p text:style-name="P14">Entre os algoritmos de árvores de decisão, o j48, <text:span text:style-name="T4">é </text:span>bastante popular em aplicações educacionais.</text:p>
      <text:p text:style-name="P14"/>
      <text:p text:style-name="P14"><text:span text:style-name="T5">Pré-processamento</text:span> do Dados</text:p>
      <text:p text:style-name="P14">Cada tabela fornecida pelo INEP dos dados do ENEM por escola, para cada área avaliada, apresenta 25 colunas, representando uma informação, ou variável, cada, divididas em três categorias:</text:p>
      <text:p text:style-name="P14"><text:s/>características da escola, indicadores e desempenho.</text:p>
      <text:p text:style-name="P14">A Tabela 1 apresenta cada uma dessas 25 variáveis e, conforme indicado na coluna Id, as nove selecionadas para serem utilizadas na mineração de dados a ser realizada.</text:p>
      <text:p text:style-name="P14"/>
      <text:p text:style-name="P14">A variável Média Escola indica o desempenho médio dos alunos da escola na área de ciências da natureza e suas tecnologias.</text:p>
      <text:p text:style-name="P14">O INEP fornece esse dado como um valor numérico, cujo valor máximo é inferior a 750 pontos para a área.</text:p>
      <text:p text:style-name="P14">Para a tarefa de mineração de dados, entretanto, por se tratar do valor de referência a ser utilizado, foi necessário convertê-lo em categorias limitadas.</text:p>
      <text:p text:style-name="P14">Na Tabela 2 são exibidas as categorias divididas em apenas quatro valores possíveis, utilizando a escala prevista pelo INEP (2016).</text:p>
      <text:p text:style-name="P14"/>
      <text:p text:style-name="P14">Para a análise foi salvo então um arquivo com as nove colunas selecionadas e 15599 linhas, com a identificação das colunas e as escolas cujos resultados são informados.</text:p>
      <text:p text:style-name="P14"/>
      <text:p text:style-name="P15">MINERAÇÃO DE DADOS</text:p>
      <text:p text:style-name="P15"/>
      <text:p text:style-name="P15">Através do software WEKA, a análise por árvore de decisão utilizando o algoritmo j48 foi executada utilizando-se a opção cross-validation, com o valor para fold igual a dez e com a variável dependente Média Escola.</text:p>
      <text:p text:style-name="P15">A árvore obtida apresentou como variável independente principal para classificação a Tipo Escola, que se divide entre os quatro valores: privada, federal, estadual e municipal.</text:p>
      <text:p text:style-name="P15">A variável hierarquicamente seguinte é a Nível socioeconômico.</text:p>
      <text:p text:style-name="P15"><text:soft-page-break/>A Figura 3 e a Figura 4 apresentam, respectivamente, os dois primeiros níveis hierárquicos da árvore e a árvore completa.</text:p>
      <text:p text:style-name="P15"/>
      <text:p text:style-name="P17">A árvore de decisão foi capaz de identificar corretamente 77,02% das 15998 instâncias inseridas.</text:p>
      <text:p text:style-name="P15">A Tabela 3 apresenta os valores de acurácia para cada classe da variável média escola.</text:p>
      <text:p text:style-name="P15">Os valores de precisão apresentam resultados interessantes para as classes I a III.</text:p>
      <text:p text:style-name="P15">Entretanto a classe IV, para médias de escolas entre 650 e 749,99 pontos, apresenta valor consideravelmente inferior aos das outras classes.</text:p>
      <text:p text:style-name="P15">A Tabela 4, que apresenta matriz de classificação para cada classe, indica que, na classe IV, de nove ocorrências, apenas uma foi corretamente classificada.</text:p>
      <text:p text:style-name="P15"/>
      <text:p text:style-name="P15">CONCLUSÃO</text:p>
      <text:p text:style-name="P15"/>
      <text:p text:style-name="P15">Os resultados obtidos com a árvore de decisão utilizando-se o algoritmo j48 se mostraram promissores para três das quatro classes de valores da variável dependente Média Escola.</text:p>
      <text:p text:style-name="P15">Os ramos com maior variação hierárquica são justamente aqueles de maior diversidade de valores para a variável Média Escola.</text:p>
      <text:p text:style-name="P15">Segundo o algoritmo J48, as variáveis independentes mais importantes hierarquicamente para a decisão sobre a classe da variável independente, respectivamente e em ordem decrescente, são:</text:p>
      <text:p text:style-name="P15"><text:s/>no primeiro nível o Tipo Escola;</text:p>
      <text:p text:style-name="P15"><text:s/>no segundo nível o Nível Socioeconômico;</text:p>
      <text:p text:style-name="P15"><text:s/>no terceiro nível em diante as variáveis alternaram de posição em função dos valores dos níveis superiores.</text:p>
      <text:p text:style-name="P15"/>
      <text:p text:style-name="P15">Sobre o desempenho médio dos alunos em ciências da natureza e suas tecnologias, destaca-se que os valores dos grupos III e IV, acima de 550 pontos, ocorrem nas escolas:</text:p>
      <text:p text:style-name="P15"><text:s/>privadas, apenas no nível socioeconômico muito alto;</text:p>
      <text:p text:style-name="P15"><text:s/>federais, nos níveis muito alto, alto e médio alto;</text:p>
      <text:p text:style-name="P15"><text:s/>estaduais, apenas no nível muito alto;</text:p>
      <text:p text:style-name="P15"><text:s/>e nas municipais, apenas no nível médio alto.</text:p>
      <text:p text:style-name="P15"/>
      <text:p text:style-name="P15">A continuação deste estudo prevê o enriquecimento dos dados utilizados com as informações de infraestrutura das escolas do ensino básico brasileiro.</text:p>
      <text:p text:style-name="P15">Através dos dados abertos do Censo Escolar da Educação Básica, disponibilizados pelo INEP, a presença de laboratórios de ciências nas escolas poderá ser analisada como elemento adicional na nova árvore de decisão a ser desenvolvida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16:37:27.891750316</meta:creation-date>
    <meta:generator>LibreOffice/5.2.7.2$Linux_X86_64 LibreOffice_project/20m0$Build-2</meta:generator>
    <dc:date>2018-07-19T22:48:31.660906482</dc:date>
    <meta:editing-duration>PT14H9M22S</meta:editing-duration>
    <meta:editing-cycles>83</meta:editing-cycles>
    <meta:document-statistic meta:table-count="0" meta:image-count="0" meta:object-count="0" meta:page-count="7" meta:paragraph-count="273" meta:word-count="1173" meta:character-count="8563" meta:non-whitespace-character-count="6873"/>
  </office:meta>
</office:document-meta>
</file>